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awk_krea_dande_khal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Min Unscaled</text:p>
          </table:table-cell>
          <table:table-cell office:value-type="string" calcext:value-type="string">
            <text:p>Max Unscaled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04/1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formula="of:=[.A2]*[.B2]" office:value-type="float" office:value="259" calcext:value-type="float">
            <text:p>259</text:p>
          </table:table-cell>
          <table:table-cell/>
          <table:table-cell table:formula="of:=[.A2]/4.05" office:value-type="float" office:value="63.9506172839506" calcext:value-type="float">
            <text:p>63.9506172839506</text:p>
          </table:table-cell>
          <table:table-cell table:formula="of:=[.E2] + 1/4.05" office:value-type="float" office:value="64.1975308641975" calcext:value-type="float">
            <text:p>64.1975308641975</text:p>
          </table:table-cell>
          <table:table-cell table:formula="of:=IF(FLOOR([.F2]) &gt; [.E2]; 1; 0)" office:value-type="float" office:value="1" calcext:value-type="float">
            <text:p>1</text:p>
          </table:table-cell>
          <table:table-cell table:formula="of:=IF([.G2]=1; FLOOR([.F2]); 0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[.A3]*[.B3]" office:value-type="float" office:value="263" calcext:value-type="float">
            <text:p>263</text:p>
          </table:table-cell>
          <table:table-cell/>
          <table:table-cell table:formula="of:=[.A3]/4.05" office:value-type="float" office:value="64.9382716049383" calcext:value-type="float">
            <text:p>64.9382716049383</text:p>
          </table:table-cell>
          <table:table-cell table:formula="of:=[.E3] + 1/4.05" office:value-type="float" office:value="65.1851851851852" calcext:value-type="float">
            <text:p>65.1851851851852</text:p>
          </table:table-cell>
          <table:table-cell table:formula="of:=IF(FLOOR([.F3]) &gt; [.E3]; 1; 0)" office:value-type="float" office:value="1" calcext:value-type="float">
            <text:p>1</text:p>
          </table:table-cell>
          <table:table-cell table:formula="of:=IF([.G3]=1; FLOOR([.F3]); 0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formula="of:=[.A4]*[.B4]" office:value-type="float" office:value="530" calcext:value-type="float">
            <text:p>530</text:p>
          </table:table-cell>
          <table:table-cell/>
          <table:table-cell table:formula="of:=[.A4]/4.05" office:value-type="float" office:value="65.4320987654321" calcext:value-type="float">
            <text:p>65.4320987654321</text:p>
          </table:table-cell>
          <table:table-cell table:formula="of:=[.E4] + 1/4.05" office:value-type="float" office:value="65.679012345679" calcext:value-type="float">
            <text:p>65.679012345679</text:p>
          </table:table-cell>
          <table:table-cell table:formula="of:=IF(FLOOR([.F4]) &gt; [.E4]; 1; 0)" office:value-type="float" office:value="0" calcext:value-type="float">
            <text:p>0</text:p>
          </table:table-cell>
          <table:table-cell table:formula="of:=IF([.G4]=1; FLOOR([.F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A5]*[.B5]" office:value-type="float" office:value="268" calcext:value-type="float">
            <text:p>268</text:p>
          </table:table-cell>
          <table:table-cell/>
          <table:table-cell table:formula="of:=[.A5]/4.05" office:value-type="float" office:value="66.1728395061729" calcext:value-type="float">
            <text:p>66.1728395061729</text:p>
          </table:table-cell>
          <table:table-cell table:formula="of:=[.E5] + 1/4.05" office:value-type="float" office:value="66.4197530864198" calcext:value-type="float">
            <text:p>66.4197530864198</text:p>
          </table:table-cell>
          <table:table-cell table:formula="of:=IF(FLOOR([.F5]) &gt; [.E5]; 1; 0)" office:value-type="float" office:value="0" calcext:value-type="float">
            <text:p>0</text:p>
          </table:table-cell>
          <table:table-cell table:formula="of:=IF([.G5]=1; FLOOR([.F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[.A6]*[.B6]" office:value-type="float" office:value="269" calcext:value-type="float">
            <text:p>269</text:p>
          </table:table-cell>
          <table:table-cell/>
          <table:table-cell table:formula="of:=[.A6]/4.05" office:value-type="float" office:value="66.4197530864198" calcext:value-type="float">
            <text:p>66.4197530864198</text:p>
          </table:table-cell>
          <table:table-cell table:formula="of:=[.E6] + 1/4.05" office:value-type="float" office:value="66.6666666666667" calcext:value-type="float">
            <text:p>66.6666666666667</text:p>
          </table:table-cell>
          <table:table-cell table:formula="of:=IF(FLOOR([.F6]) &gt; [.E6]; 1; 0)" office:value-type="float" office:value="0" calcext:value-type="float">
            <text:p>0</text:p>
          </table:table-cell>
          <table:table-cell table:formula="of:=IF([.G6]=1; FLOOR([.F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formula="of:=[.A7]*[.B7]" office:value-type="float" office:value="273" calcext:value-type="float">
            <text:p>273</text:p>
          </table:table-cell>
          <table:table-cell/>
          <table:table-cell table:formula="of:=[.A7]/4.05" office:value-type="float" office:value="67.4074074074074" calcext:value-type="float">
            <text:p>67.4074074074074</text:p>
          </table:table-cell>
          <table:table-cell table:formula="of:=[.E7] + 1/4.05" office:value-type="float" office:value="67.6543209876543" calcext:value-type="float">
            <text:p>67.6543209876543</text:p>
          </table:table-cell>
          <table:table-cell table:formula="of:=IF(FLOOR([.F7]) &gt; [.E7]; 1; 0)" office:value-type="float" office:value="0" calcext:value-type="float">
            <text:p>0</text:p>
          </table:table-cell>
          <table:table-cell table:formula="of:=IF([.G7]=1; FLOOR([.F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formula="of:=[.A8]*[.B8]" office:value-type="float" office:value="548" calcext:value-type="float">
            <text:p>548</text:p>
          </table:table-cell>
          <table:table-cell/>
          <table:table-cell table:formula="of:=[.A8]/4.05" office:value-type="float" office:value="67.6543209876543" calcext:value-type="float">
            <text:p>67.6543209876543</text:p>
          </table:table-cell>
          <table:table-cell table:formula="of:=[.E8] + 1/4.05" office:value-type="float" office:value="67.9012345679012" calcext:value-type="float">
            <text:p>67.9012345679012</text:p>
          </table:table-cell>
          <table:table-cell table:formula="of:=IF(FLOOR([.F8]) &gt; [.E8]; 1; 0)" office:value-type="float" office:value="0" calcext:value-type="float">
            <text:p>0</text:p>
          </table:table-cell>
          <table:table-cell table:formula="of:=IF([.G8]=1; FLOOR([.F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formula="of:=[.A9]*[.B9]" office:value-type="float" office:value="2200" calcext:value-type="float">
            <text:p>2200</text:p>
          </table:table-cell>
          <table:table-cell/>
          <table:table-cell table:formula="of:=[.A9]/4.05" office:value-type="float" office:value="67.9012345679012" calcext:value-type="float">
            <text:p>67.9012345679012</text:p>
          </table:table-cell>
          <table:table-cell table:formula="of:=[.E9] + 1/4.05" office:value-type="float" office:value="68.1481481481482" calcext:value-type="float">
            <text:p>68.1481481481482</text:p>
          </table:table-cell>
          <table:table-cell table:formula="of:=IF(FLOOR([.F9]) &gt; [.E9]; 1; 0)" office:value-type="float" office:value="1" calcext:value-type="float">
            <text:p>1</text:p>
          </table:table-cell>
          <table:table-cell table:formula="of:=IF([.G9]=1; FLOOR([.F9]); 0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formula="of:=[.A10]*[.B10]" office:value-type="float" office:value="276" calcext:value-type="float">
            <text:p>276</text:p>
          </table:table-cell>
          <table:table-cell/>
          <table:table-cell table:formula="of:=[.A10]/4.05" office:value-type="float" office:value="68.1481481481482" calcext:value-type="float">
            <text:p>68.1481481481482</text:p>
          </table:table-cell>
          <table:table-cell table:formula="of:=[.E10] + 1/4.05" office:value-type="float" office:value="68.3950617283951" calcext:value-type="float">
            <text:p>68.3950617283951</text:p>
          </table:table-cell>
          <table:table-cell table:formula="of:=IF(FLOOR([.F10]) &gt; [.E10]; 1; 0)" office:value-type="float" office:value="0" calcext:value-type="float">
            <text:p>0</text:p>
          </table:table-cell>
          <table:table-cell table:formula="of:=IF([.G10]=1; FLOOR([.F1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formula="of:=[.A11]*[.B11]" office:value-type="float" office:value="556" calcext:value-type="float">
            <text:p>556</text:p>
          </table:table-cell>
          <table:table-cell/>
          <table:table-cell table:formula="of:=[.A11]/4.05" office:value-type="float" office:value="68.641975308642" calcext:value-type="float">
            <text:p>68.641975308642</text:p>
          </table:table-cell>
          <table:table-cell table:formula="of:=[.E11] + 1/4.05" office:value-type="float" office:value="68.8888888888889" calcext:value-type="float">
            <text:p>68.8888888888889</text:p>
          </table:table-cell>
          <table:table-cell table:formula="of:=IF(FLOOR([.F11]) &gt; [.E11]; 1; 0)" office:value-type="float" office:value="0" calcext:value-type="float">
            <text:p>0</text:p>
          </table:table-cell>
          <table:table-cell table:formula="of:=IF([.G11]=1; FLOOR([.F1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formula="of:=[.A12]*[.B12]" office:value-type="float" office:value="1120" calcext:value-type="float">
            <text:p>1120</text:p>
          </table:table-cell>
          <table:table-cell/>
          <table:table-cell table:formula="of:=[.A12]/4.05" office:value-type="float" office:value="69.1358024691358" calcext:value-type="float">
            <text:p>69.1358024691358</text:p>
          </table:table-cell>
          <table:table-cell table:formula="of:=[.E12] + 1/4.05" office:value-type="float" office:value="69.3827160493827" calcext:value-type="float">
            <text:p>69.3827160493827</text:p>
          </table:table-cell>
          <table:table-cell table:formula="of:=IF(FLOOR([.F12]) &gt; [.E12]; 1; 0)" office:value-type="float" office:value="0" calcext:value-type="float">
            <text:p>0</text:p>
          </table:table-cell>
          <table:table-cell table:formula="of:=IF([.G12]=1; FLOOR([.F1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A13]*[.B13]" office:value-type="float" office:value="281" calcext:value-type="float">
            <text:p>281</text:p>
          </table:table-cell>
          <table:table-cell/>
          <table:table-cell table:formula="of:=[.A13]/4.05" office:value-type="float" office:value="69.3827160493827" calcext:value-type="float">
            <text:p>69.3827160493827</text:p>
          </table:table-cell>
          <table:table-cell table:formula="of:=[.E13] + 1/4.05" office:value-type="float" office:value="69.6296296296296" calcext:value-type="float">
            <text:p>69.6296296296296</text:p>
          </table:table-cell>
          <table:table-cell table:formula="of:=IF(FLOOR([.F13]) &gt; [.E13]; 1; 0)" office:value-type="float" office:value="0" calcext:value-type="float">
            <text:p>0</text:p>
          </table:table-cell>
          <table:table-cell table:formula="of:=IF([.G13]=1; FLOOR([.F1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[.A14]*[.B14]" office:value-type="float" office:value="846" calcext:value-type="float">
            <text:p>846</text:p>
          </table:table-cell>
          <table:table-cell/>
          <table:table-cell table:formula="of:=[.A14]/4.05" office:value-type="float" office:value="69.6296296296296" calcext:value-type="float">
            <text:p>69.6296296296296</text:p>
          </table:table-cell>
          <table:table-cell table:formula="of:=[.E14] + 1/4.05" office:value-type="float" office:value="69.8765432098765" calcext:value-type="float">
            <text:p>69.8765432098765</text:p>
          </table:table-cell>
          <table:table-cell table:formula="of:=IF(FLOOR([.F14]) &gt; [.E14]; 1; 0)" office:value-type="float" office:value="0" calcext:value-type="float">
            <text:p>0</text:p>
          </table:table-cell>
          <table:table-cell table:formula="of:=IF([.G14]=1; FLOOR([.F1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formula="of:=[.A15]*[.B15]" office:value-type="float" office:value="1415" calcext:value-type="float">
            <text:p>1415</text:p>
          </table:table-cell>
          <table:table-cell/>
          <table:table-cell table:formula="of:=[.A15]/4.05" office:value-type="float" office:value="69.8765432098765" calcext:value-type="float">
            <text:p>69.8765432098765</text:p>
          </table:table-cell>
          <table:table-cell table:formula="of:=[.E15] + 1/4.05" office:value-type="float" office:value="70.1234567901235" calcext:value-type="float">
            <text:p>70.1234567901235</text:p>
          </table:table-cell>
          <table:table-cell table:formula="of:=IF(FLOOR([.F15]) &gt; [.E15]; 1; 0)" office:value-type="float" office:value="1" calcext:value-type="float">
            <text:p>1</text:p>
          </table:table-cell>
          <table:table-cell table:formula="of:=IF([.G15]=1; FLOOR([.F15]); 0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formula="of:=[.A16]*[.B16]" office:value-type="float" office:value="852" calcext:value-type="float">
            <text:p>852</text:p>
          </table:table-cell>
          <table:table-cell/>
          <table:table-cell table:formula="of:=[.A16]/4.05" office:value-type="float" office:value="70.1234567901235" calcext:value-type="float">
            <text:p>70.1234567901235</text:p>
          </table:table-cell>
          <table:table-cell table:formula="of:=[.E16] + 1/4.05" office:value-type="float" office:value="70.3703703703704" calcext:value-type="float">
            <text:p>70.3703703703704</text:p>
          </table:table-cell>
          <table:table-cell table:formula="of:=IF(FLOOR([.F16]) &gt; [.E16]; 1; 0)" office:value-type="float" office:value="0" calcext:value-type="float">
            <text:p>0</text:p>
          </table:table-cell>
          <table:table-cell table:formula="of:=IF([.G16]=1; FLOOR([.F1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[.A17]*[.B17]" office:value-type="float" office:value="1425" calcext:value-type="float">
            <text:p>1425</text:p>
          </table:table-cell>
          <table:table-cell/>
          <table:table-cell table:formula="of:=[.A17]/4.05" office:value-type="float" office:value="70.3703703703704" calcext:value-type="float">
            <text:p>70.3703703703704</text:p>
          </table:table-cell>
          <table:table-cell table:formula="of:=[.E17] + 1/4.05" office:value-type="float" office:value="70.6172839506173" calcext:value-type="float">
            <text:p>70.6172839506173</text:p>
          </table:table-cell>
          <table:table-cell table:formula="of:=IF(FLOOR([.F17]) &gt; [.E17]; 1; 0)" office:value-type="float" office:value="0" calcext:value-type="float">
            <text:p>0</text:p>
          </table:table-cell>
          <table:table-cell table:formula="of:=IF([.G17]=1; FLOOR([.F1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formula="of:=[.A18]*[.B18]" office:value-type="float" office:value="572" calcext:value-type="float">
            <text:p>572</text:p>
          </table:table-cell>
          <table:table-cell/>
          <table:table-cell table:formula="of:=[.A18]/4.05" office:value-type="float" office:value="70.6172839506173" calcext:value-type="float">
            <text:p>70.6172839506173</text:p>
          </table:table-cell>
          <table:table-cell table:formula="of:=[.E18] + 1/4.05" office:value-type="float" office:value="70.8641975308642" calcext:value-type="float">
            <text:p>70.8641975308642</text:p>
          </table:table-cell>
          <table:table-cell table:formula="of:=IF(FLOOR([.F18]) &gt; [.E18]; 1; 0)" office:value-type="float" office:value="0" calcext:value-type="float">
            <text:p>0</text:p>
          </table:table-cell>
          <table:table-cell table:formula="of:=IF([.G18]=1; FLOOR([.F1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formula="of:=[.A19]*[.B19]" office:value-type="float" office:value="574" calcext:value-type="float">
            <text:p>574</text:p>
          </table:table-cell>
          <table:table-cell/>
          <table:table-cell table:formula="of:=[.A19]/4.05" office:value-type="float" office:value="70.8641975308642" calcext:value-type="float">
            <text:p>70.8641975308642</text:p>
          </table:table-cell>
          <table:table-cell table:formula="of:=[.E19] + 1/4.05" office:value-type="float" office:value="71.1111111111111" calcext:value-type="float">
            <text:p>71.1111111111111</text:p>
          </table:table-cell>
          <table:table-cell table:formula="of:=IF(FLOOR([.F19]) &gt; [.E19]; 1; 0)" office:value-type="float" office:value="1" calcext:value-type="float">
            <text:p>1</text:p>
          </table:table-cell>
          <table:table-cell table:formula="of:=IF([.G19]=1; FLOOR([.F19]); 0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formula="of:=[.A20]*[.B20]" office:value-type="float" office:value="2016" calcext:value-type="float">
            <text:p>2016</text:p>
          </table:table-cell>
          <table:table-cell/>
          <table:table-cell table:formula="of:=[.A20]/4.05" office:value-type="float" office:value="71.1111111111111" calcext:value-type="float">
            <text:p>71.1111111111111</text:p>
          </table:table-cell>
          <table:table-cell table:formula="of:=[.E20] + 1/4.05" office:value-type="float" office:value="71.358024691358" calcext:value-type="float">
            <text:p>71.358024691358</text:p>
          </table:table-cell>
          <table:table-cell table:formula="of:=IF(FLOOR([.F20]) &gt; [.E20]; 1; 0)" office:value-type="float" office:value="0" calcext:value-type="float">
            <text:p>0</text:p>
          </table:table-cell>
          <table:table-cell table:formula="of:=IF([.G20]=1; FLOOR([.F2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A21]*[.B21]" office:value-type="float" office:value="578" calcext:value-type="float">
            <text:p>578</text:p>
          </table:table-cell>
          <table:table-cell/>
          <table:table-cell table:formula="of:=[.A21]/4.05" office:value-type="float" office:value="71.358024691358" calcext:value-type="float">
            <text:p>71.358024691358</text:p>
          </table:table-cell>
          <table:table-cell table:formula="of:=[.E21] + 1/4.05" office:value-type="float" office:value="71.6049382716049" calcext:value-type="float">
            <text:p>71.6049382716049</text:p>
          </table:table-cell>
          <table:table-cell table:formula="of:=IF(FLOOR([.F21]) &gt; [.E21]; 1; 0)" office:value-type="float" office:value="0" calcext:value-type="float">
            <text:p>0</text:p>
          </table:table-cell>
          <table:table-cell table:formula="of:=IF([.G21]=1; FLOOR([.F2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[.A22]*[.B22]" office:value-type="float" office:value="1450" calcext:value-type="float">
            <text:p>1450</text:p>
          </table:table-cell>
          <table:table-cell/>
          <table:table-cell table:formula="of:=[.A22]/4.05" office:value-type="float" office:value="71.6049382716049" calcext:value-type="float">
            <text:p>71.6049382716049</text:p>
          </table:table-cell>
          <table:table-cell table:formula="of:=[.E22] + 1/4.05" office:value-type="float" office:value="71.8518518518519" calcext:value-type="float">
            <text:p>71.8518518518519</text:p>
          </table:table-cell>
          <table:table-cell table:formula="of:=IF(FLOOR([.F22]) &gt; [.E22]; 1; 0)" office:value-type="float" office:value="0" calcext:value-type="float">
            <text:p>0</text:p>
          </table:table-cell>
          <table:table-cell table:formula="of:=IF([.G22]=1; FLOOR([.F2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[.A23]*[.B23]" office:value-type="float" office:value="1164" calcext:value-type="float">
            <text:p>1164</text:p>
          </table:table-cell>
          <table:table-cell/>
          <table:table-cell table:formula="of:=[.A23]/4.05" office:value-type="float" office:value="71.8518518518519" calcext:value-type="float">
            <text:p>71.8518518518519</text:p>
          </table:table-cell>
          <table:table-cell table:formula="of:=[.E23] + 1/4.05" office:value-type="float" office:value="72.0987654320988" calcext:value-type="float">
            <text:p>72.0987654320988</text:p>
          </table:table-cell>
          <table:table-cell table:formula="of:=IF(FLOOR([.F23]) &gt; [.E23]; 1; 0)" office:value-type="float" office:value="1" calcext:value-type="float">
            <text:p>1</text:p>
          </table:table-cell>
          <table:table-cell table:formula="of:=IF([.G23]=1; FLOOR([.F23]); 0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formula="of:=[.A24]*[.B24]" office:value-type="float" office:value="1168" calcext:value-type="float">
            <text:p>1168</text:p>
          </table:table-cell>
          <table:table-cell/>
          <table:table-cell table:formula="of:=[.A24]/4.05" office:value-type="float" office:value="72.0987654320988" calcext:value-type="float">
            <text:p>72.0987654320988</text:p>
          </table:table-cell>
          <table:table-cell table:formula="of:=[.E24] + 1/4.05" office:value-type="float" office:value="72.3456790123457" calcext:value-type="float">
            <text:p>72.3456790123457</text:p>
          </table:table-cell>
          <table:table-cell table:formula="of:=IF(FLOOR([.F24]) &gt; [.E24]; 1; 0)" office:value-type="float" office:value="0" calcext:value-type="float">
            <text:p>0</text:p>
          </table:table-cell>
          <table:table-cell table:formula="of:=IF([.G24]=1; FLOOR([.F2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[.A25]*[.B25]" office:value-type="float" office:value="1176" calcext:value-type="float">
            <text:p>1176</text:p>
          </table:table-cell>
          <table:table-cell/>
          <table:table-cell table:formula="of:=[.A25]/4.05" office:value-type="float" office:value="72.5925925925926" calcext:value-type="float">
            <text:p>72.5925925925926</text:p>
          </table:table-cell>
          <table:table-cell table:formula="of:=[.E25] + 1/4.05" office:value-type="float" office:value="72.8395061728395" calcext:value-type="float">
            <text:p>72.8395061728395</text:p>
          </table:table-cell>
          <table:table-cell table:formula="of:=IF(FLOOR([.F25]) &gt; [.E25]; 1; 0)" office:value-type="float" office:value="0" calcext:value-type="float">
            <text:p>0</text:p>
          </table:table-cell>
          <table:table-cell table:formula="of:=IF([.G25]=1; FLOOR([.F2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[.A26]*[.B26]" office:value-type="float" office:value="1475" calcext:value-type="float">
            <text:p>1475</text:p>
          </table:table-cell>
          <table:table-cell/>
          <table:table-cell table:formula="of:=[.A26]/4.05" office:value-type="float" office:value="72.8395061728395" calcext:value-type="float">
            <text:p>72.8395061728395</text:p>
          </table:table-cell>
          <table:table-cell table:formula="of:=[.E26] + 1/4.05" office:value-type="float" office:value="73.0864197530864" calcext:value-type="float">
            <text:p>73.0864197530864</text:p>
          </table:table-cell>
          <table:table-cell table:formula="of:=IF(FLOOR([.F26]) &gt; [.E26]; 1; 0)" office:value-type="float" office:value="1" calcext:value-type="float">
            <text:p>1</text:p>
          </table:table-cell>
          <table:table-cell table:formula="of:=IF([.G26]=1; FLOOR([.F26]); 0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formula="of:=[.A27]*[.B27]" office:value-type="float" office:value="1782" calcext:value-type="float">
            <text:p>1782</text:p>
          </table:table-cell>
          <table:table-cell/>
          <table:table-cell table:formula="of:=[.A27]/4.05" office:value-type="float" office:value="73.3333333333333" calcext:value-type="float">
            <text:p>73.3333333333333</text:p>
          </table:table-cell>
          <table:table-cell table:formula="of:=[.E27] + 1/4.05" office:value-type="float" office:value="73.5802469135803" calcext:value-type="float">
            <text:p>73.5802469135803</text:p>
          </table:table-cell>
          <table:table-cell table:formula="of:=IF(FLOOR([.F27]) &gt; [.E27]; 1; 0)" office:value-type="float" office:value="0" calcext:value-type="float">
            <text:p>0</text:p>
          </table:table-cell>
          <table:table-cell table:formula="of:=IF([.G27]=1; FLOOR([.F2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[.A28]*[.B28]" office:value-type="float" office:value="298" calcext:value-type="float">
            <text:p>298</text:p>
          </table:table-cell>
          <table:table-cell/>
          <table:table-cell table:formula="of:=[.A28]/4.05" office:value-type="float" office:value="73.5802469135803" calcext:value-type="float">
            <text:p>73.5802469135803</text:p>
          </table:table-cell>
          <table:table-cell table:formula="of:=[.E28] + 1/4.05" office:value-type="float" office:value="73.8271604938272" calcext:value-type="float">
            <text:p>73.8271604938272</text:p>
          </table:table-cell>
          <table:table-cell table:formula="of:=IF(FLOOR([.F28]) &gt; [.E28]; 1; 0)" office:value-type="float" office:value="0" calcext:value-type="float">
            <text:p>0</text:p>
          </table:table-cell>
          <table:table-cell table:formula="of:=IF([.G28]=1; FLOOR([.F2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formula="of:=[.A29]*[.B29]" office:value-type="float" office:value="1196" calcext:value-type="float">
            <text:p>1196</text:p>
          </table:table-cell>
          <table:table-cell/>
          <table:table-cell table:formula="of:=[.A29]/4.05" office:value-type="float" office:value="73.8271604938272" calcext:value-type="float">
            <text:p>73.8271604938272</text:p>
          </table:table-cell>
          <table:table-cell table:formula="of:=[.E29] + 1/4.05" office:value-type="float" office:value="74.0740740740741" calcext:value-type="float">
            <text:p>74.0740740740741</text:p>
          </table:table-cell>
          <table:table-cell table:formula="of:=IF(FLOOR([.F29]) &gt; [.E29]; 1; 0)" office:value-type="float" office:value="1" calcext:value-type="float">
            <text:p>1</text:p>
          </table:table-cell>
          <table:table-cell table:formula="of:=IF([.G29]=1; FLOOR([.F29]); 0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A30]*[.B30]" office:value-type="float" office:value="600" calcext:value-type="float">
            <text:p>600</text:p>
          </table:table-cell>
          <table:table-cell/>
          <table:table-cell table:formula="of:=[.A30]/4.05" office:value-type="float" office:value="74.0740740740741" calcext:value-type="float">
            <text:p>74.0740740740741</text:p>
          </table:table-cell>
          <table:table-cell table:formula="of:=[.E30] + 1/4.05" office:value-type="float" office:value="74.320987654321" calcext:value-type="float">
            <text:p>74.320987654321</text:p>
          </table:table-cell>
          <table:table-cell table:formula="of:=IF(FLOOR([.F30]) &gt; [.E30]; 1; 0)" office:value-type="float" office:value="0" calcext:value-type="float">
            <text:p>0</text:p>
          </table:table-cell>
          <table:table-cell table:formula="of:=IF([.G30]=1; FLOOR([.F3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formula="of:=[.A31]*[.B31]" office:value-type="float" office:value="602" calcext:value-type="float">
            <text:p>602</text:p>
          </table:table-cell>
          <table:table-cell/>
          <table:table-cell table:formula="of:=[.A31]/4.05" office:value-type="float" office:value="74.320987654321" calcext:value-type="float">
            <text:p>74.320987654321</text:p>
          </table:table-cell>
          <table:table-cell table:formula="of:=[.E31] + 1/4.05" office:value-type="float" office:value="74.5679012345679" calcext:value-type="float">
            <text:p>74.5679012345679</text:p>
          </table:table-cell>
          <table:table-cell table:formula="of:=IF(FLOOR([.F31]) &gt; [.E31]; 1; 0)" office:value-type="float" office:value="0" calcext:value-type="float">
            <text:p>0</text:p>
          </table:table-cell>
          <table:table-cell table:formula="of:=IF([.G31]=1; FLOOR([.F3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[.A32]*[.B32]" office:value-type="float" office:value="1208" calcext:value-type="float">
            <text:p>1208</text:p>
          </table:table-cell>
          <table:table-cell/>
          <table:table-cell table:formula="of:=[.A32]/4.05" office:value-type="float" office:value="74.5679012345679" calcext:value-type="float">
            <text:p>74.5679012345679</text:p>
          </table:table-cell>
          <table:table-cell table:formula="of:=[.E32] + 1/4.05" office:value-type="float" office:value="74.8148148148148" calcext:value-type="float">
            <text:p>74.8148148148148</text:p>
          </table:table-cell>
          <table:table-cell table:formula="of:=IF(FLOOR([.F32]) &gt; [.E32]; 1; 0)" office:value-type="float" office:value="0" calcext:value-type="float">
            <text:p>0</text:p>
          </table:table-cell>
          <table:table-cell table:formula="of:=IF([.G32]=1; FLOOR([.F3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A33]*[.B33]" office:value-type="float" office:value="303" calcext:value-type="float">
            <text:p>303</text:p>
          </table:table-cell>
          <table:table-cell/>
          <table:table-cell table:formula="of:=[.A33]/4.05" office:value-type="float" office:value="74.8148148148148" calcext:value-type="float">
            <text:p>74.8148148148148</text:p>
          </table:table-cell>
          <table:table-cell table:formula="of:=[.E33] + 1/4.05" office:value-type="float" office:value="75.0617283950617" calcext:value-type="float">
            <text:p>75.0617283950617</text:p>
          </table:table-cell>
          <table:table-cell table:formula="of:=IF(FLOOR([.F33]) &gt; [.E33]; 1; 0)" office:value-type="float" office:value="1" calcext:value-type="float">
            <text:p>1</text:p>
          </table:table-cell>
          <table:table-cell table:formula="of:=IF([.G33]=1; FLOOR([.F33]); 0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[.A34]*[.B34]" office:value-type="float" office:value="1216" calcext:value-type="float">
            <text:p>1216</text:p>
          </table:table-cell>
          <table:table-cell/>
          <table:table-cell table:formula="of:=[.A34]/4.05" office:value-type="float" office:value="75.0617283950617" calcext:value-type="float">
            <text:p>75.0617283950617</text:p>
          </table:table-cell>
          <table:table-cell table:formula="of:=[.E34] + 1/4.05" office:value-type="float" office:value="75.3086419753087" calcext:value-type="float">
            <text:p>75.3086419753087</text:p>
          </table:table-cell>
          <table:table-cell table:formula="of:=IF(FLOOR([.F34]) &gt; [.E34]; 1; 0)" office:value-type="float" office:value="0" calcext:value-type="float">
            <text:p>0</text:p>
          </table:table-cell>
          <table:table-cell table:formula="of:=IF([.G34]=1; FLOOR([.F3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[.A35]*[.B35]" office:value-type="float" office:value="610" calcext:value-type="float">
            <text:p>610</text:p>
          </table:table-cell>
          <table:table-cell/>
          <table:table-cell table:formula="of:=[.A35]/4.05" office:value-type="float" office:value="75.3086419753087" calcext:value-type="float">
            <text:p>75.3086419753087</text:p>
          </table:table-cell>
          <table:table-cell table:formula="of:=[.E35] + 1/4.05" office:value-type="float" office:value="75.5555555555556" calcext:value-type="float">
            <text:p>75.5555555555556</text:p>
          </table:table-cell>
          <table:table-cell table:formula="of:=IF(FLOOR([.F35]) &gt; [.E35]; 1; 0)" office:value-type="float" office:value="0" calcext:value-type="float">
            <text:p>0</text:p>
          </table:table-cell>
          <table:table-cell table:formula="of:=IF([.G35]=1; FLOOR([.F3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formula="of:=[.A36]*[.B36]" office:value-type="float" office:value="1224" calcext:value-type="float">
            <text:p>1224</text:p>
          </table:table-cell>
          <table:table-cell/>
          <table:table-cell table:formula="of:=[.A36]/4.05" office:value-type="float" office:value="75.5555555555556" calcext:value-type="float">
            <text:p>75.5555555555556</text:p>
          </table:table-cell>
          <table:table-cell table:formula="of:=[.E36] + 1/4.05" office:value-type="float" office:value="75.8024691358025" calcext:value-type="float">
            <text:p>75.8024691358025</text:p>
          </table:table-cell>
          <table:table-cell table:formula="of:=IF(FLOOR([.F36]) &gt; [.E36]; 1; 0)" office:value-type="float" office:value="0" calcext:value-type="float">
            <text:p>0</text:p>
          </table:table-cell>
          <table:table-cell table:formula="of:=IF([.G36]=1; FLOOR([.F3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formula="of:=[.A37]*[.B37]" office:value-type="float" office:value="614" calcext:value-type="float">
            <text:p>614</text:p>
          </table:table-cell>
          <table:table-cell/>
          <table:table-cell table:formula="of:=[.A37]/4.05" office:value-type="float" office:value="75.8024691358025" calcext:value-type="float">
            <text:p>75.8024691358025</text:p>
          </table:table-cell>
          <table:table-cell table:formula="of:=[.E37] + 1/4.05" office:value-type="float" office:value="76.0493827160494" calcext:value-type="float">
            <text:p>76.0493827160494</text:p>
          </table:table-cell>
          <table:table-cell table:formula="of:=IF(FLOOR([.F37]) &gt; [.E37]; 1; 0)" office:value-type="float" office:value="1" calcext:value-type="float">
            <text:p>1</text:p>
          </table:table-cell>
          <table:table-cell table:formula="of:=IF([.G37]=1; FLOOR([.F37]); 0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formula="of:=[.A38]*[.B38]" office:value-type="float" office:value="308" calcext:value-type="float">
            <text:p>308</text:p>
          </table:table-cell>
          <table:table-cell/>
          <table:table-cell table:formula="of:=[.A38]/4.05" office:value-type="float" office:value="76.0493827160494" calcext:value-type="float">
            <text:p>76.0493827160494</text:p>
          </table:table-cell>
          <table:table-cell table:formula="of:=[.E38] + 1/4.05" office:value-type="float" office:value="76.2962962962963" calcext:value-type="float">
            <text:p>76.2962962962963</text:p>
          </table:table-cell>
          <table:table-cell table:formula="of:=IF(FLOOR([.F38]) &gt; [.E38]; 1; 0)" office:value-type="float" office:value="0" calcext:value-type="float">
            <text:p>0</text:p>
          </table:table-cell>
          <table:table-cell table:formula="of:=IF([.G38]=1; FLOOR([.F3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formula="of:=[.A39]*[.B39]" office:value-type="float" office:value="626" calcext:value-type="float">
            <text:p>626</text:p>
          </table:table-cell>
          <table:table-cell/>
          <table:table-cell table:formula="of:=[.A39]/4.05" office:value-type="float" office:value="77.283950617284" calcext:value-type="float">
            <text:p>77.283950617284</text:p>
          </table:table-cell>
          <table:table-cell table:formula="of:=[.E39] + 1/4.05" office:value-type="float" office:value="77.5308641975309" calcext:value-type="float">
            <text:p>77.5308641975309</text:p>
          </table:table-cell>
          <table:table-cell table:formula="of:=IF(FLOOR([.F39]) &gt; [.E39]; 1; 0)" office:value-type="float" office:value="0" calcext:value-type="float">
            <text:p>0</text:p>
          </table:table-cell>
          <table:table-cell table:formula="of:=IF([.G39]=1; FLOOR([.F3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formula="of:=[.A40]*[.B40]" office:value-type="float" office:value="630" calcext:value-type="float">
            <text:p>630</text:p>
          </table:table-cell>
          <table:table-cell/>
          <table:table-cell table:formula="of:=[.A40]/4.05" office:value-type="float" office:value="77.7777777777778" calcext:value-type="float">
            <text:p>77.7777777777778</text:p>
          </table:table-cell>
          <table:table-cell table:formula="of:=[.E40] + 1/4.05" office:value-type="float" office:value="78.0246913580247" calcext:value-type="float">
            <text:p>78.0246913580247</text:p>
          </table:table-cell>
          <table:table-cell table:formula="of:=IF(FLOOR([.F40]) &gt; [.E40]; 1; 0)" office:value-type="float" office:value="1" calcext:value-type="float">
            <text:p>1</text:p>
          </table:table-cell>
          <table:table-cell table:formula="of:=IF([.G40]=1; FLOOR([.F40]); 0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formula="of:=[.A41]*[.B41]" office:value-type="float" office:value="634" calcext:value-type="float">
            <text:p>634</text:p>
          </table:table-cell>
          <table:table-cell/>
          <table:table-cell table:formula="of:=[.A41]/4.05" office:value-type="float" office:value="78.2716049382716" calcext:value-type="float">
            <text:p>78.2716049382716</text:p>
          </table:table-cell>
          <table:table-cell table:formula="of:=[.E41] + 1/4.05" office:value-type="float" office:value="78.5185185185185" calcext:value-type="float">
            <text:p>78.5185185185185</text:p>
          </table:table-cell>
          <table:table-cell table:formula="of:=IF(FLOOR([.F41]) &gt; [.E41]; 1; 0)" office:value-type="float" office:value="0" calcext:value-type="float">
            <text:p>0</text:p>
          </table:table-cell>
          <table:table-cell table:formula="of:=IF([.G41]=1; FLOOR([.F4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[.A42]*[.B42]" office:value-type="float" office:value="318" calcext:value-type="float">
            <text:p>318</text:p>
          </table:table-cell>
          <table:table-cell/>
          <table:table-cell table:formula="of:=[.A42]/4.05" office:value-type="float" office:value="78.5185185185185" calcext:value-type="float">
            <text:p>78.5185185185185</text:p>
          </table:table-cell>
          <table:table-cell table:formula="of:=[.E42] + 1/4.05" office:value-type="float" office:value="78.7654320987654" calcext:value-type="float">
            <text:p>78.7654320987654</text:p>
          </table:table-cell>
          <table:table-cell table:formula="of:=IF(FLOOR([.F42]) &gt; [.E42]; 1; 0)" office:value-type="float" office:value="0" calcext:value-type="float">
            <text:p>0</text:p>
          </table:table-cell>
          <table:table-cell table:formula="of:=IF([.G42]=1; FLOOR([.F4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A43]*[.B43]" office:value-type="float" office:value="320" calcext:value-type="float">
            <text:p>320</text:p>
          </table:table-cell>
          <table:table-cell/>
          <table:table-cell table:formula="of:=[.A43]/4.05" office:value-type="float" office:value="79.0123456790124" calcext:value-type="float">
            <text:p>79.0123456790124</text:p>
          </table:table-cell>
          <table:table-cell table:formula="of:=[.E43] + 1/4.05" office:value-type="float" office:value="79.2592592592593" calcext:value-type="float">
            <text:p>79.2592592592593</text:p>
          </table:table-cell>
          <table:table-cell table:formula="of:=IF(FLOOR([.F43]) &gt; [.E43]; 1; 0)" office:value-type="float" office:value="0" calcext:value-type="float">
            <text:p>0</text:p>
          </table:table-cell>
          <table:table-cell table:formula="of:=IF([.G43]=1; FLOOR([.F43])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2:.B43])" office:value-type="float" office:value="117" calcext:value-type="float">
            <text:p>117</text:p>
          </table:table-cell>
          <table:table-cell table:formula="of:=SUM([.C2:.C43])/[.B44]" office:value-type="float" office:value="290.965811965812" calcext:value-type="float">
            <text:p>290.965811965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8"/>
        </table:table-row>
        <table:table-row table:style-name="ro1">
          <table:table-cell table:formula="of:=MAX([.A2:.A43])-MIN([.A2:.A43])" office:value-type="float" office:value="61" calcext:value-type="float">
            <text:p>61</text:p>
          </table:table-cell>
          <table:table-cell table:formula="of:=[.A46]/4.05" office:value-type="float" office:value="15.0617283950617" calcext:value-type="float">
            <text:p>15.06172839506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01:39:50.247000000</dc:date>
    <meta:editing-duration>PT22H51M4S</meta:editing-duration>
    <meta:editing-cycles>2</meta:editing-cycles>
    <meta:generator>LibreOffice/7.4.1.2$Windows_X86_64 LibreOffice_project/3c58a8f3a960df8bc8fd77b461821e42c061c5f0</meta:generator>
    <meta:document-statistic meta:table-count="1" meta:cell-count="307" meta:object-count="0"/>
  </office:meta>
</office:document-meta>
</file>